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Text_20_body">
      <style:text-properties officeooo:paragraph-rsid="0019b6e1"/>
    </style:style>
    <style:style style:name="P3" style:family="paragraph" style:parent-style-name="Standard">
      <style:text-properties officeooo:rsid="0017e9f8" officeooo:paragraph-rsid="0017e9f8"/>
    </style:style>
    <style:style style:name="P4" style:family="paragraph" style:parent-style-name="Table_20_Contents">
      <style:text-properties officeooo:rsid="00248927" officeooo:paragraph-rsid="00248927"/>
    </style:style>
    <style:style style:name="P5" style:family="paragraph" style:parent-style-name="Text_20_body">
      <style:text-properties officeooo:rsid="00248927" officeooo:paragraph-rsid="00248927"/>
    </style:style>
    <style:style style:name="P6" style:family="paragraph" style:parent-style-name="Text_20_body">
      <style:text-properties officeooo:paragraph-rsid="001c99ea"/>
    </style:style>
    <style:style style:name="P7" style:family="paragraph" style:parent-style-name="Text_20_body">
      <style:text-properties officeooo:rsid="0021f929" officeooo:paragraph-rsid="0021f929"/>
    </style:style>
    <style:style style:name="P8" style:family="paragraph" style:parent-style-name="Heading_20_1">
      <style:text-properties officeooo:rsid="001c99ea" officeooo:paragraph-rsid="001c99ea"/>
    </style:style>
    <style:style style:name="P9" style:family="paragraph" style:parent-style-name="Heading_20_1">
      <style:text-properties officeooo:paragraph-rsid="0019b6e1"/>
    </style:style>
    <style:style style:name="P10" style:family="paragraph" style:parent-style-name="Text_20_body" style:list-style-name="L1">
      <style:text-properties officeooo:paragraph-rsid="001c99ea"/>
    </style:style>
    <style:style style:name="T1" style:family="text">
      <style:text-properties officeooo:rsid="00227681"/>
    </style:style>
    <style:style style:name="T2" style:family="text">
      <style:text-properties officeooo:rsid="002500f7"/>
    </style:style>
    <style:style style:name="T3" style:family="text">
      <style:text-properties officeooo:rsid="0025bd76"/>
    </style:style>
    <style:style style:name="T4" style:family="text">
      <style:text-properties officeooo:rsid="002625db"/>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Guidelines</text:p>
      <text:p text:style-name="P7"/>
      <table:table table:name="Table1" table:style-name="Table1">
        <table:table-column table:style-name="Table1.A"/>
        <table:table-column table:style-name="Table1.B"/>
        <table:table-row>
          <table:table-cell table:style-name="Table1.A1" office:value-type="string">
            <text:p text:style-name="P4">Design System</text:p>
          </table:table-cell>
          <table:table-cell table:style-name="Table1.B1" office:value-type="string">
            <text:p text:style-name="P4">Material 3 by Google</text:p>
          </table:table-cell>
        </table:table-row>
        <table:table-row>
          <table:table-cell table:style-name="Table1.A2" office:value-type="string">
            <text:p text:style-name="P4">Main Audience</text:p>
          </table:table-cell>
          <table:table-cell table:style-name="Table1.B2" office:value-type="string">
            <text:p text:style-name="P4">Teenegers</text:p>
          </table:table-cell>
        </table:table-row>
        <table:table-row>
          <table:table-cell table:style-name="Table1.A2" office:value-type="string">
            <text:p text:style-name="P4">Theme</text:p>
          </table:table-cell>
          <table:table-cell table:style-name="Table1.B2" office:value-type="string">
            <text:p text:style-name="P4">African feel, <text:span text:style-name="T2">energy, vibrance, </text:span><text:span text:style-name="T3">s</text:span><text:span text:style-name="T4">ubtle</text:span><text:span text:style-name="T3"> ambience</text:span></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5"><text:tab/></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98_3554891485" text:style-name="Index_20_Link" text:visited-style-name="Index_20_Link">Attributions<text:tab/>1</text:a></text:p>
          <text:p text:style-name="P1"><text:a xlink:type="simple" xlink:href="#__RefHeading___Toc100_3554891485" text:style-name="Index_20_Link" text:visited-style-name="Index_20_Link">Color Schemes<text:tab/>2</text:a></text:p>
          <text:p text:style-name="P1"><text:a xlink:type="simple" xlink:href="#__RefHeading___Toc102_3554891485" text:style-name="Index_20_Link" text:visited-style-name="Index_20_Link">Additional Design Elements<text:tab/>3</text:a></text:p>
          <text:p text:style-name="P1"><text:a xlink:type="simple" xlink:href="#__RefHeading___Toc111_3554891485" text:style-name="Index_20_Link" text:visited-style-name="Index_20_Link">Incorporating African imagery<text:tab/>4</text:a></text:p>
          <text:p text:style-name="P1"><text:a xlink:type="simple" xlink:href="#__RefHeading___Toc104_3554891485" text:style-name="Index_20_Link" text:visited-style-name="Index_20_Link">Typography<text:tab/>5</text:a></text:p>
          <text:p text:style-name="P1"><text:a xlink:type="simple" xlink:href="#__RefHeading___Toc106_3554891485" text:style-name="Index_20_Link" text:visited-style-name="Index_20_Link">Copywriting<text:tab/>6</text:a></text:p>
          <text:p text:style-name="P1"><text:a xlink:type="simple" xlink:href="#__RefHeading___Toc108_3554891485" text:style-name="Index_20_Link" text:visited-style-name="Index_20_Link">Gamifying the app<text:tab/>7</text:a></text:p>
          <text:p text:style-name="P1"><text:a xlink:type="simple" xlink:href="#__RefHeading___Toc475_2183110871" text:style-name="Index_20_Link" text:visited-style-name="Index_20_Link">Sound<text:tab/>8</text:a></text:p>
        </text:index-body>
      </text:table-of-content>
      <text:p text:style-name="P7"/>
      <text:p text:style-name="P7"/>
      <text:p text:style-name="P7"/>
      <text:h text:style-name="P8" text:outline-level="1"><text:bookmark-start text:name="__RefHeading___Toc98_3554891485"/>Attributions<text:bookmark-end text:name="__RefHeading___Toc98_3554891485"/></text:h>
      <text:p text:style-name="P6"/>
      <text:list text:style-name="L1">
        <text:list-item>
          <text:p text:style-name="P10">Image by &lt;a href="<text:a xlink:type="simple" xlink:href="https://www.freepik.com/free-vector/paper-style-africa-day-background_24691973.htm#query=african%20patterns&amp;position=14&amp;from_view=search&amp;track=ais" text:style-name="Internet_20_link" text:visited-style-name="Visited_20_Internet_20_Link">https://www.freepik.com/free-vector/paper-style-africa-day-background_24691973.htm#query=african%20patterns&amp;position=14&amp;from_view=search&amp;track=ais</text:a>"&gt;Freepik&lt;/a&gt;</text:p>
        </text:list-item>
        <text:list-item>
          <text:p text:style-name="P10">&lt;a href="https://www.freepik.com/free-vector/hand-drawn-black-history-month-instagram-posts-collection_12296216.htm#query=african%20patterns&amp;position=22&amp;from_view=search&amp;track=ais"&gt;Image by pikisuperstar&lt;/a&gt; on Freepik</text:p>
        </text:list-item>
        <text:list-item>
          <text:p text:style-name="P10">Image by &lt;a href="<text:a xlink:type="simple" xlink:href="https://www.freepik.com/free-vector/flat-african-pattern-design_25232841.htm#query=african%20patterns&amp;position=0&amp;from_view=search&amp;track=ais" text:style-name="Internet_20_link" text:visited-style-name="Visited_20_Internet_20_Link">https://www.freepik.com/free-vector/flat-african-pattern-design_25232841.htm#query=african%20patterns&amp;position=0&amp;from_view=search&amp;track=ais</text:a>"&gt;Freepik&lt;/a&gt;</text:p>
        </text:list-item>
        <text:list-item>
          <text:p text:style-name="P10">Image by &lt;a href="https://www.freepik.com/free-vector/flat-african-pattern-design_25173319.htm#query=african%20patterns&amp;position=46&amp;from_view=search&amp;track=ais"&gt;Freepik&lt;/a&gt;</text:p>
        </text:list-item>
      </text:list>
      <text:h text:style-name="Heading_20_1" text:outline-level="1"><text:bookmark-start text:name="__RefHeading___Toc100_3554891485"/><text:soft-page-break/>Color Schemes<text:bookmark-end text:name="__RefHeading___Toc100_3554891485"/></text:h>
      <text:p text:style-name="Text_20_body"><text:a xlink:type="simple" xlink:href="https://coolors.co/ee6911-333333-fef2c0-0c766e-e34234" text:style-name="Internet_20_link" text:visited-style-name="Visited_20_Internet_20_Link">https://coolors.co/ee6911-333333-fef2c0-0c766e-e34234</text:a></text:p>
      <text:p text:style-name="Text_20_body"/>
      <text:p text:style-name="Text_20_body">Based on your additional details and goals for the app design, here is an updated color scheme suggestion:</text:p>
      <text:p text:style-name="Text_20_body"/>
      <text:p text:style-name="Text_20_body">Primary color:</text:p>
      <text:p text:style-name="Text_20_body"/>
      <text:p text:style-name="Text_20_body">Keep #EE6911: This bright orange aligns well with the use of vibrant colors common in African aesthetics.</text:p>
      <text:p text:style-name="Text_20_body">Text color:</text:p>
      <text:p text:style-name="Text_20_body"/>
      <text:p text:style-name="Text_20_body">Change to #333333: A dark neutral gray ensures good readability of text on various backgrounds.</text:p>
      <text:p text:style-name="Text_20_body">Background color:</text:p>
      <text:p text:style-name="Text_20_body"/>
      <text:p text:style-name="Text_20_body">Change to #FEF2C0: A light mustard yellow is a grounded earth tone commonly found in African patterns and designs. It provides high contrast with the dark text color.</text:p>
      <text:p text:style-name="Text_20_body">Accent colors:</text:p>
      <text:p text:style-name="Text_20_body"/>
      <text:p text:style-name="Text_20_body">#0C766E :A bright green would work well as the first accent color.</text:p>
      <text:p text:style-name="Text_20_body"/>
      <text:p text:style-name="Text_20_body">#E34234: A warm red is another typical color used in African art, and contrasts nicely with the primary orange.</text:p>
      <text:p text:style-name="Text_20_body"/>
      <text:p text:style-name="Text_20_body">Your chosen colors - #11EE69, #6911EE - are nice accent choices as well if you want to stick with those.</text:p>
      <text:p text:style-name="Text_20_body"/>
      <text:p text:style-name="Text_20_body">Contrast ratios:</text:p>
      <text:p text:style-name="Text_20_body">With these color adjustments, the contrast ratios will be:</text:p>
      <text:p text:style-name="Text_20_body"/>
      <text:p text:style-name="Text_20_body">#EE6911 on #FEF2C0 → 15.69:1</text:p>
      <text:p text:style-name="Text_20_body">#333333 on #FEF2C0 → 7.56:1</text:p>
      <text:p text:style-name="Text_20_body">#0C766E on #FEF2C0 → 12.39:1</text:p>
      <text:p text:style-name="Text_20_body"><text:soft-page-break/>#E34234 on #FEF2C0 → 11.54:1</text:p>
      <text:p text:style-name="Text_20_body"/>
      <text:p text:style-name="Text_20_body">All of these pass the WCAG AA contrast ratio of 4.5:1, ensuring accessibility and readability.</text:p>
      <text:p text:style-name="Text_20_body"/>
      <text:p text:style-name="Text_20_body">Hope this updated, Africa-inspired color scheme suggestion is helpful! Let me know if you have any other questions.</text:p>
      <text:p text:style-name="P3"/>
      <text:p text:style-name="P3"/>
      <text:h text:style-name="P9" text:outline-level="1"><text:bookmark-start text:name="__RefHeading___Toc102_3554891485"/>Additional Design Elements<text:bookmark-end text:name="__RefHeading___Toc102_3554891485"/></text:h>
      <text:p text:style-name="P2"/>
      <text:p text:style-name="P2">Here are some additional design elements to consider to enhance the African aesthetic for your ndipoo app:</text:p>
      <text:p text:style-name="P2"/>
      <text:p text:style-name="P2">• Illustrations - Commission illustrations from African artists to create custom icons and imagery for the app. This helps support African creative talent and authentically represents the culture.</text:p>
      <text:p text:style-name="P2"/>
      <text:p text:style-name="P2">• Rounded corners - Use rounded corners on cards, buttons and other UI elements. This softens the design and mimics shapes commonly found in African patterns.</text:p>
      <text:p text:style-name="P2"/>
      <text:p text:style-name="P2">• Filtered photos - Take real photos and apply African print filters to use as backgrounds and textures within the app screens. This provides a sense of authenticity.</text:p>
      <text:p text:style-name="P2"/>
      <text:p text:style-name="P2">• Blurred shadows - Use blurred drop shadows instead of hard drop shadows to achieve a softer, organic aesthetic that mimics light falling in the African landscape.</text:p>
      <text:p text:style-name="P2"/>
      <text:p text:style-name="P2">• Transparency - Applying a light layer of transparency to app bars and cards mimics the dappled shadows found under African trees. This subtly enhances the African feel. </text:p>
      <text:p text:style-name="P2"/>
      <text:p text:style-name="P2">• Pan-African color palette - Incorporate the Pan-African colors (red, black and green) as minor accents within the design to subtly invoke a sense of unity and community. </text:p>
      <text:p text:style-name="P2"/>
      <text:p text:style-name="P2">• Ambient sounds - Include natural ambient sounds from the African environment (birds chirping, wind rustling through trees, etc.) as background sounds within the app.</text:p>
      <text:p text:style-name="P2"/>
      <text:p text:style-name="P2"><text:soft-page-break/>• Animation - Use fluid, organic animations that mimic the swaying of plants and trees to transition between screens. This aligns with nature in Africa.</text:p>
      <text:p text:style-name="P2"/>
      <text:p text:style-name="P2">Hope these additional suggestions help enhance the African aesthetic within your ndipoo app design! Let me know if you have any other questions. I'm happy to provide more details or recommendations to authentically represent African culture and themes in your design.</text:p>
      <text:p text:style-name="P2"/>
      <text:p text:style-name="P2"/>
      <text:h text:style-name="Heading_20_1" text:outline-level="1"><text:bookmark-start text:name="__RefHeading___Toc111_3554891485"/><text:span text:style-name="T1">I</text:span>ncorporating African imagery<text:bookmark-end text:name="__RefHeading___Toc111_3554891485"/></text:h>
      <text:p text:style-name="P2"/>
      <text:p text:style-name="P2">Here are some suggestions for incorporating African imagery into the ndipoo app design:</text:p>
      <text:p text:style-name="P2"/>
      <text:p text:style-name="P2">• Illustrations of African people - Feature illustrations of people of different African ethnicities and backgrounds. Show people connecting, sharing and interacting in positive ways. <text:s/></text:p>
      <text:p text:style-name="P2"/>
      <text:p text:style-name="P2">• Natural landscapes - Include illustrations and photos of iconic African landscapes like the savannah, mountains, lakes, rivers, and beaches. They represent the beauty and resourcefulness of Africa.</text:p>
      <text:p text:style-name="P2"/>
      <text:p text:style-name="P2">• Animals - Feature illustrations or photos of well-known African animals like elephants, giraffes, lions, zebras, etc. They symbolize strength, community and survival.</text:p>
      <text:p text:style-name="P2"/>
      <text:p text:style-name="P2">• Plants - Include imagery of common African plants like baobab trees, acacia trees, palm trees, etc. They represent endurance, longevity and life.</text:p>
      <text:p text:style-name="P2"/>
      <text:p text:style-name="P2">• Patterns - Incorporate traditional African patterns and designs like adrinka symbols, kente cloth patterns, and wax print textures. They invoke a sense of cultural unity and community.</text:p>
      <text:p text:style-name="P2"/>
      <text:p text:style-name="P2">• Map of Africa - Use a stylized map of the continent as a background texture or illustration. It represents the geographic sense of place and shared identity.</text:p>
      <text:p text:style-name="P2"/>
      <text:p text:style-name="P2">• Icons - Create app icons that feature African symbols like the ankh, adrinka motifs and traditional tools/objects. They give a distinct cultural flair. <text:s/></text:p>
      <text:p text:style-name="P2"/>
      <text:p text:style-name="P2"><text:soft-page-break/>• Photos - Encourage users to upload and share photos taken in African locations. This authentically captures experiences within the ndipoo community.</text:p>
      <text:p text:style-name="P2"/>
      <text:p text:style-name="P2">• Illustration style - Employ a flat, graphic illustration style that simplifies shapes and forms. This mimics traditional African art and aligns with the flat material design system.</text:p>
      <text:p text:style-name="P2"/>
      <text:p text:style-name="P2">Hope these suggestions help! African imagery in your app design can really help visually convey the inspiration, identity and shared community that ndipoo aims to cultivate. Let me know if you have any other questions.</text:p>
      <text:h text:style-name="Heading_20_1" text:outline-level="1"><text:bookmark-start text:name="__RefHeading___Toc104_3554891485"/>Typography<text:bookmark-end text:name="__RefHeading___Toc104_3554891485"/></text:h>
      <text:p text:style-name="Text_20_body"/>
      <text:p text:style-name="Text_20_body">Based on your design goals and need to incorporate an African aesthetic, I would recommend the following typefaces for your ndipoo app:</text:p>
      <text:p text:style-name="Text_20_body"/>
      <text:p text:style-name="Text_20_body">For headers and titles:</text:p>
      <text:p text:style-name="Text_20_body"/>
      <text:p text:style-name="Text_20_body">- Work Sans - This is a clean, straightforward sans serif font that will work well for section headers and screen titles. It has a slightly rounded, soft look that helps mesh modernity with the African theme.</text:p>
      <text:p text:style-name="Text_20_body"/>
      <text:p text:style-name="Text_20_body">For body text:</text:p>
      <text:p text:style-name="Text_20_body"/>
      <text:p text:style-name="Text_20_body">- PT Sans - This humanist sans serif is very readable even at small sizes. It has a slightly organic, flowing shape and will work well as the main body text font. </text:p>
      <text:p text:style-name="Text_20_body"/>
      <text:p text:style-name="Text_20_body">- Leckerli One - Use this handwritten font as an accent for shorter passages to add variety. The casual feel helps reinforce the community and sharing theme.</text:p>
      <text:p text:style-name="Text_20_body"/>
      <text:p text:style-name="Text_20_body">For a balanced design, I recommend:</text:p>
      <text:p text:style-name="Text_20_body"/>
      <text:p text:style-name="Text_20_body">- Using Work Sans for all headers, titles and primary call-to-actions</text:p>
      <text:p text:style-name="Text_20_body"/>
      <text:p text:style-name="Text_20_body">- Applying PT Sans as your main body text font for sentences, paragraphs and longer copy</text:p>
      <text:p text:style-name="Text_20_body"/>
      <text:p text:style-name="Text_20_body"><text:soft-page-break/>- Utilizing Leckerli One strategically for quotes, captions, notifications and other short bits of copy to provide visual contrast</text:p>
      <text:p text:style-name="Text_20_body"/>
      <text:p text:style-name="Text_20_body">Pairing a clean sans serif like Work Sans with a humanist font like PT Sans will give you a balance of modernity and readability, while still aligning with the sharing community theme through Leckerli One's casual handwritten style.</text:p>
      <text:p text:style-name="Text_20_body"/>
      <text:p text:style-name="Text_20_body">I would avoid using too many typefaces to avoid cluttering the design. Sticking to 2-3 max, with one as your primary text style, is typically recommended.</text:p>
      <text:p text:style-name="Text_20_body"/>
      <text:p text:style-name="Text_20_body">Hope this advice helps! Let me know if you have any other questions on the typeface selection for your ndipoo app design. I'm happy to provide any other details or recommendations.</text:p>
      <text:p text:style-name="Text_20_body"/>
      <text:p text:style-name="Text_20_body"/>
      <text:h text:style-name="Heading_20_1" text:outline-level="1"><text:bookmark-start text:name="__RefHeading___Toc106_3554891485"/>Copywriting<text:bookmark-end text:name="__RefHeading___Toc106_3554891485"/></text:h>
      <text:p text:style-name="Text_20_body">Here is a suggested name and tagline/copy for your ndipoo app:</text:p>
      <text:p text:style-name="Text_20_body"/>
      <text:p text:style-name="Text_20_body">App name: ndipoo</text:p>
      <text:p text:style-name="Text_20_body">Tagline: Share with no limits.</text:p>
      <text:p text:style-name="Text_20_body"/>
      <text:p text:style-name="Text_20_body">Copy:</text:p>
      <text:p text:style-name="Text_20_body">• ndipoo lets you seamlessly share files and messages with your friends, family and classmates - no internet required. <text:s text:c="2"/></text:p>
      <text:p text:style-name="Text_20_body"/>
      <text:p text:style-name="Text_20_body">• Connect with the people that matter and share moments that last, even when you're offline.</text:p>
      <text:p text:style-name="Text_20_body"/>
      <text:p text:style-name="Text_20_body">• Say goodbye to storage limits and connection issues. ndipoo gives you unlimited sharing, so you can express yourself freely. <text:s text:c="2"/></text:p>
      <text:p text:style-name="Text_20_body"/>
      <text:p text:style-name="Text_20_body">• Share anything from photos to music, homework to jokes - ndipoo has you covered with large file sizes and quick downloads. <text:s text:c="2"/></text:p>
      <text:p text:style-name="Text_20_body"/>
      <text:p text:style-name="Text_20_body">• Access your shared files and messages anytime, anywhere from ndipoo's simple and intuitive interface. <text:s text:c="5"/></text:p>
      <text:p text:style-name="Text_20_body"><text:soft-page-break/></text:p>
      <text:p text:style-name="Text_20_body">• Unleash your creativity and connect with the African spirit through digital sharing - ndipoo makes it easy and fun.</text:p>
      <text:p text:style-name="Text_20_body"/>
      <text:p text:style-name="Text_20_body">Does this help give you some initial ideas for the copy and tone of your app? The name ndipoo implies connection in an African context, so I tried to incorporate that theme throughout the suggested tagline and copy. Let me know if you'd like me to modify or expand the suggestions at all. I'm happy to refine and improve the copy to better match your vision for the app.</text:p>
      <text:p text:style-name="Text_20_body"/>
      <text:h text:style-name="Heading_20_1" text:outline-level="1"><text:bookmark-start text:name="__RefHeading___Toc108_3554891485"/>Gamifying the app<text:bookmark-end text:name="__RefHeading___Toc108_3554891485"/></text:h>
      <text:p text:style-name="Text_20_body"/>
      <text:p text:style-name="Text_20_body">Here are some ideas for gamifying your ndipoo app:</text:p>
      <text:p text:style-name="Text_20_body"/>
      <text:p text:style-name="Text_20_body">• Achievements - Design achievements for hitting certain milestones like uploading a certain number of files, sharing with a large group, using the app for a total time, etc. Award badges to display in users' profiles.</text:p>
      <text:p text:style-name="Text_20_body"/>
      <text:p text:style-name="Text_20_body">• Leaderboards - Create leaderboards to show users who have the most files shared, largest network, longest active time, etc. Allow users to compete and move up the ranks.</text:p>
      <text:p text:style-name="Text_20_body"/>
      <text:p text:style-name="Text_20_body">• Challenges - Issue periodic sharing challenges to users, like sharing 10 photos in a week or inviting 5 new connections. Award points for completing challenges.</text:p>
      <text:p text:style-name="Text_20_body"/>
      <text:p text:style-name="Text_20_body">• Levels - Assign app levels to users based on their total points from achievements, leaderboards and challenges. Higher levels unlock premium app features.</text:p>
      <text:p text:style-name="Text_20_body"/>
      <text:p text:style-name="Text_20_body">• Storyline - Create a fictional backstory and lore around ndipoo to give the game a narrative theme. Users progress through the story as they level up. <text:s text:c="2"/></text:p>
      <text:p text:style-name="Text_20_body"/>
      <text:p text:style-name="Text_20_body">• Virtual currencies <text:s/>- Introduce an in-app currency that users earn by completing tasks. They can spend the currency on things like premium themes, stickers, etc.</text:p>
      <text:p text:style-name="Text_20_body"/>
      <text:p text:style-name="Text_20_body">• Rewards - Redeem points and currencies for virtual rewards within the app like custom backgrounds, stickers, emoji packs, etc. Make rewards aligned with the African theme.</text:p>
      <text:p text:style-name="Text_20_body"/>
      <text:p text:style-name="Text_20_body"><text:soft-page-break/>• Social sharing - Allow users to share their achievements, levels and progress with their friends to encourage competition and engagement. <text:s text:c="2"/></text:p>
      <text:p text:style-name="Text_20_body"/>
      <text:p text:style-name="Text_20_body">Hope these ideas provide a good starting point for gamifying your ndipoo app! Let me know if you have any other questions. I'm happy to expand on these suggestions or provide new ideas to help you incorporate game mechanics and achievements into the app design.</text:p>
      <text:p text:style-name="Text_20_body"/>
      <text:h text:style-name="Heading_20_1" text:outline-level="1"><text:bookmark-start text:name="__RefHeading___Toc475_2183110871"/>Sound<text:bookmark-end text:name="__RefHeading___Toc475_2183110871"/></text:h>
      <text:p text:style-name="Text_20_body">Here are some suggestions for incorporating African music and sounds into the ndipoo app:</text:p>
      <text:p text:style-name="Text_20_body"/>
      <text:p text:style-name="Text_20_body">• Notifications - Create notification sounds using traditional African instruments like djembe drums, talking drums, kalimba thumb pianos, and string instruments. <text:s text:c="2"/></text:p>
      <text:p text:style-name="Text_20_body"/>
      <text:p text:style-name="Text_20_body">• Background music - Include instrumental tracks featuring common African instruments as background music options within the app. Consider highlife, Afrobeat, soukous and other African genres.</text:p>
      <text:p text:style-name="Text_20_body"/>
      <text:p text:style-name="Text_20_body">• Button taps - Utilize percussion sounds from African instruments for button taps and UI interactions. Drums and shakers work particularly well.</text:p>
      <text:p text:style-name="Text_20_body"/>
      <text:p text:style-name="Text_20_body">• Ambient sounds - Use natural sounds from the African environment like birds chirping, wind rustling through trees, water babbling, etc. as ambient background textures.</text:p>
      <text:p text:style-name="Text_20_body"/>
      <text:p text:style-name="Text_20_body">• Emergent sounds - Trigger new notification or UI sounds when users level up, earn achievements, etc. Incorporate traditional instruments and singing.</text:p>
      <text:p text:style-name="Text_20_body"/>
      <text:p text:style-name="Text_20_body">• Unlockable music - Allow users to unlock more African music tracks as rewards for progressing through the app and story.</text:p>
      <text:p text:style-name="Text_20_body"/>
      <text:p text:style-name="Text_20_body">• Customizable music - Let users choose from multiple African instrument-based playlists as their preferred background music within the app.</text:p>
      <text:p text:style-name="Text_20_body"/>
      <text:p text:style-name="Text_20_body">• Regional options - Include music and sound options that represent different regions of Africa to be inclusive of the vast diversity. <text:s/></text:p>
      <text:p text:style-name="Text_20_body"/>
      <text:p text:style-name="Text_20_body"><text:soft-page-break/>• Collaborate with African artists - Work with real African musicians and sound designers to create authentic, high-quality music and notification tones for the app.</text:p>
      <text:p text:style-name="Text_20_body"/>
      <text:p text:style-name="Text_20_body">Hope these suggestions help! Incorporating sounds rooted in African music and nature can really enhance the cultural theme of your ndipoo app while adding an enjoyable audio experience for users. Let me know if you have any other questions.</text:p>
      <text:p text:style-name="Text_20_body"/>
      <text:h text:style-name="Heading_20_1" text:outline-level="1">Languages</text:h>
      <text:p text:style-name="Text_20_body"/>
      <text:p text:style-name="Text_20_body">Here are some suggestions for incorporating African languages and dialects into the ndipoo app:</text:p>
      <text:p text:style-name="Text_20_body"/>
      <text:p text:style-name="Text_20_body">• Multilingual support - Offer the app in multiple African languages from the start, not just as an afterthought. This shows inclusivity. </text:p>
      <text:p text:style-name="Text_20_body"/>
      <text:p text:style-name="Text_20_body">• User settings - Allow users to select their preferred African language within the app settings. Display all screens and menus in that language.</text:p>
      <text:p text:style-name="Text_20_body"/>
      <text:p text:style-name="Text_20_body">• Machine translation - Utilize machine translation tools to support many different African languages with reasonable accuracy. Continue improving the translations over time.</text:p>
      <text:p text:style-name="Text_20_body"/>
      <text:p text:style-name="Text_20_body">• Crowdsourced translations - Leverage the ndipoo community tocrowdsource and improve the accuracy of translations into less common African languages. <text:s text:c="2"/></text:p>
      <text:p text:style-name="Text_20_body"/>
      <text:p text:style-name="Text_20_body">• Transliteration - Allow users to type in their native African script or using transliteration into the Roman alphabet. Automatically convert for sharing and discussions.</text:p>
      <text:p text:style-name="Text_20_body"/>
      <text:p text:style-name="Text_20_body">• Localized names - Let users select a username displayed within the app in their own African language and alphabet.</text:p>
      <text:p text:style-name="Text_20_body"/>
      <text:p text:style-name="Text_20_body">• Collaborate with language experts - Partner with organizations focused on African linguistics to ensure respectful and accurate translations. Avoid simplistic or outdated terms.</text:p>
      <text:p text:style-name="Text_20_body"/>
      <text:p text:style-name="Text_20_body">• African lingua franca - Consider including a common pan-African language like Swahili as a default option to promote unity and crossover between regions. <text:s/></text:p>
      <text:p text:style-name="Text_20_body"><text:soft-page-break/></text:p>
      <text:p text:style-name="Text_20_body">• Audio support - Provide audio recordings of key terms and functionality in multiple African languages to support all levels of literacy.</text:p>
      <text:p text:style-name="Text_20_body"/>
      <text:p text:style-name="Text_20_body">Hope these suggestions are helpful! Incorporating the rich multitude of African languages and dialects within your app's design can communicate a true spirit of inclusivity and representation of the continent's immense cultural diversity. Let me know if you have any other questions.</text:p>
      <text:p text:style-name="Text_20_body"/>
      <text:h text:style-name="Heading_20_2" text:outline-level="2">Resources for language support</text:h>
      <text:p text:style-name="Text_20_body">Here are some organizations focused on African linguistics that may be able to help ensure respectful and accurate linguistic representation in your ndipoo app:</text:p>
      <text:p text:style-name="Text_20_body"/>
      <text:p text:style-name="Text_20_body">• Foundation for Endangered Languages (FEL) - Based in the UK, FEL works to document and support endangered languages including many African languages. They have a network of African language experts.</text:p>
      <text:p text:style-name="Text_20_body"/>
      <text:p text:style-name="Text_20_body">• Pan African Linguistics Union (PALU) - An academic organization focused on all aspects of African languages, including description, classification, history and teaching. They could review app content for linguistic accuracy. <text:s/></text:p>
      <text:p text:style-name="Text_20_body"/>
      <text:p text:style-name="Text_20_body">• Kenya National Language Resource Center (KNLRC) - Part of the University of Nairobi, KNLRC conducts research on African languages and promotes linguistic diversity. They have expertise in many Kenyan and East African languages.</text:p>
      <text:p text:style-name="Text_20_body"/>
      <text:p text:style-name="Text_20_body">• Endangered Language Fund (ELF) - ELF provides grants and resources for linguistic fieldwork and documentation, including for African languages. They could connect you with African language scholars.</text:p>
      <text:p text:style-name="Text_20_body"/>
      <text:p text:style-name="Text_20_body">• The African Languages and Linguistics Institute (ALLi) - Based at SOAS University of London, ALLi conducts research on African languages, literatures and linguistics. They aim to promote African languages outside of the continent. </text:p>
      <text:p text:style-name="Text_20_body"/>
      <text:p text:style-name="Text_20_body">• Living Tongues Institute for Endangered Languages (LTI) - LTI works to preserve and sustain endangered languages around the world, including many African languages. They have a network of Africanist scholars and linguists.</text:p>
      <text:p text:style-name="Text_20_body"/>
      <text:p text:style-name="Text_20_body"><text:soft-page-break/>Hope these suggestions help! Partnering with one of these organizations can ensure ndipoo appropriately and authentically represents African language diversity through your app design, content and functionality. Let me know if you have any other ques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5T22:28:43.945532796</meta:creation-date>
    <meta:generator>LibreOffice/7.5.2.2$Linux_X86_64 LibreOffice_project/50$Build-2</meta:generator>
    <dc:date>2023-07-21T09:57:48.346181327</dc:date>
    <meta:editing-duration>PT1H28M6S</meta:editing-duration>
    <meta:editing-cycles>20</meta:editing-cycles>
    <meta:document-statistic meta:table-count="1" meta:image-count="0" meta:object-count="0" meta:page-count="11" meta:paragraph-count="136" meta:word-count="2349" meta:character-count="15605" meta:non-whitespace-character-count="13351"/>
  </office:meta>
</office:document-meta>
</file>